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uk" fo:country="UA" style:font-name-asian="Times New Roman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25af8" style:font-name-asian="Times New Roman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Heading_20_1">
      <style:text-properties fo:language="uk" fo:country="UA"/>
    </style:style>
    <style:style style:name="P13" style:family="paragraph" style:parent-style-name="Standard" style:master-page-name="MPF0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uk" fo:country="UA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language="uk" fo:country="UA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language="uk" fo:country="UA" officeooo:rsid="003b150e" officeooo:paragraph-rsid="003b150e"/>
    </style:style>
    <style:style style:name="P17" style:family="paragraph" style:parent-style-name="Standard">
      <style:paragraph-properties fo:text-align="justify" style:justify-single-word="false"/>
      <style:text-properties style:font-name="Times New Roman" fo:language="uk" fo:country="UA" officeooo:rsid="003b150e" officeooo:paragraph-rsid="003b150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officeooo:rsid="003b86b4" officeooo:paragraph-rsid="003b86b4" style:font-name-asian="Times New Roman" style:font-size-complex="14pt"/>
    </style:style>
    <style:style style:name="P2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size-complex="14pt"/>
    </style:style>
    <style:style style:name="T1" style:family="text">
      <style:text-properties style:font-name="Times New Roman" fo:language="uk" fo:country="UA"/>
    </style:style>
    <style:style style:name="T2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3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4" style:family="text">
      <style:text-properties style:font-name="Times New Roman" fo:language="uk" fo:country="UA" fo:font-weight="bold" style:font-weight-asian="bold" style:font-weight-complex="bold"/>
    </style:style>
    <style:style style:name="T5" style:family="text">
      <style:text-properties style:font-name="Times New Roman" fo:language="uk" fo:country="UA" style:font-size-complex="14pt"/>
    </style:style>
    <style:style style:name="T6" style:family="text">
      <style:text-properties style:font-name="Times New Roman" fo:language="uk" fo:country="UA" fo:font-weight="normal" style:font-weight-asian="normal" style:font-name-complex="Times New Roman" style:font-weight-complex="normal"/>
    </style:style>
    <style:style style:name="T7" style:family="text">
      <style:text-properties style:font-name="Times New Roman" fo:language="uk" fo:country="UA" fo:font-weight="normal" style:font-weight-asian="normal" style:font-weight-complex="normal"/>
    </style:style>
    <style:style style:name="T8" style:family="text">
      <style:text-properties style:font-name="Times New Roman" fo:language="uk" fo:country="UA" style:font-name-complex="Times New Roman"/>
    </style:style>
    <style:style style:name="T9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0" style:family="text">
      <style:text-properties style:font-name="Times New Roman" fo:font-size="12pt" fo:language="uk" fo:country="UA" fo:font-weight="normal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14" style:family="text">
      <style:text-properties officeooo:rsid="0032f805"/>
    </style:style>
    <style:style style:name="T15" style:family="text">
      <style:text-properties officeooo:rsid="003a33f3"/>
    </style:style>
    <style:style style:name="T16" style:family="text">
      <style:text-properties fo:language="uk" fo:country="UA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language="uk" fo:country="UA"/>
    </style:style>
    <style:style style:name="T19" style:family="text">
      <style:text-properties style:font-name="Times New Roman" fo:language="uk" fo:country="UA" officeooo:rsid="003b6ab5"/>
    </style:style>
    <style:style style:name="T20" style:family="text">
      <style:text-properties style:font-name="Times New Roman" officeooo:rsid="003b6ab5"/>
    </style:style>
    <style:style style:name="T21" style:family="text">
      <style:text-properties officeooo:rsid="003b86b4"/>
    </style:style>
    <style:style style:name="T22" style:family="text">
      <style:text-properties fo:background-color="#fdfefe" loext:char-shading-value="0"/>
    </style:style>
    <style:style style:name="T23" style:family="text">
      <style:text-properties officeooo:rsid="003c9138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5cm" draw:visible-area-height="5.00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1"><text:span text:style-name="Основной_20_шрифт_20_абзаца"><text:span text:style-name="T1"><draw:frame draw:style-name="fr1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Основной_20_шрифт_20_абзаца"><text:span text:style-name="T2">Лабораторна робота №2</text:span></text:span></text:p>
      <text:p text:style-name="P8"><text:span text:style-name="Основной_20_шрифт_20_абзаца"><text:span text:style-name="T9"><text:line-break/></text:span></text:span><text:span text:style-name="Основной_20_шрифт_20_абзаца"><text:span text:style-name="T2">з дисципліни «Професійна практика програмної інженерії</text:span></text:span><text:span text:style-name="Основной_20_шрифт_20_абзаца"><text:span text:style-name="T11">»</text:span></text:span></text:p>
      <text:p text:style-name="P6"/>
      <text:p text:style-name="P7"><text:span text:style-name="T12">на тему: “</text:span><text:span text:style-name="Основной_20_шрифт_20_абзаца"><text:span text:style-name="T13">Реалізація проекту у відповідності до розроблених специфікацій</text:span></text:span><text:span text:style-name="T12">”</text:span></text:p>
      <text:p text:style-name="P9"/>
      <text:p text:style-name="P9"/>
      <text:p text:style-name="P9"/>
      <text:p text:style-name="P9"/>
      <text:p text:style-name="P9"/>
      <text:p text:style-name="P4">Викона<text:span text:style-name="T21">ли</text:span>:</text:p>
      <text:p text:style-name="P10">студент<text:span text:style-name="T21">и</text:span> гр.ПЗ1911</text:p>
      <text:p text:style-name="P19">Сафонов Д.Є.</text:p>
      <text:p text:style-name="P19">Дорогокупля К.<text:span text:style-name="T23">О.</text:span></text:p>
      <text:p text:style-name="P10">Прийняла:</text:p>
      <text:p text:style-name="P20"><text:span text:style-name="T22">Шаповал І.В.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/></text:span></text:p>
      <text:p text:style-name="P8"><text:span text:style-name="Основной_20_шрифт_20_абзаца"><text:span text:style-name="T5">Дніпро, 2021</text:span></text:span></text:p>
      <text:p text:style-name="P11"><text:span text:style-name="Основной_20_шрифт_20_абзаца"><text:span text:style-name="T3">Тема. </text:span></text:span><text:span text:style-name="Основной_20_шрифт_20_абзаца"><text:span text:style-name="T6">Реалізація проекту у відповідності до розроблених специфікацій.</text:span></text:span></text:p>
      <text:p text:style-name="Standard"><text:span text:style-name="Основной_20_шрифт_20_абзаца"><text:span text:style-name="T3">Мета. </text:span></text:span><text:span text:style-name="Основной_20_шрифт_20_абзаца"><text:span text:style-name="T10">Отримання навичок щодо вибору мови програмування, командної розробки та оцінки прийнятих рішень на початкових етапах.</text:span></text:span></text:p>
      <text:p text:style-name="Standard"><text:span text:style-name="Основной_20_шрифт_20_абзаца"><text:span text:style-name="T3">Завдання. </text:span></text:span><text:span text:style-name="Основной_20_шрифт_20_абзаца"><text:span text:style-name="T8">10. Бібліотека з обробки графів. Пошук в ширину, глибину, Ейлерові шляхи.</text:span></text:span></text:p>
      <text:p text:style-name="Standard"><text:span text:style-name="Основной_20_шрифт_20_абзаца"><text:span text:style-name="T4">Текст програми. </text:span></text:span><text:a xlink:type="simple" xlink:href="https://github.com/dazzlemon/diit_121-ipz_y2_pppi/tree/main/2/simple_graph_library" text:style-name="Internet_20_link" text:visited-style-name="Visited_20_Internet_20_Link"><text:span text:style-name="Основной_20_шрифт_20_абзаца"><text:span text:style-name="T7">github</text:span></text:span></text:a></text:p>
      <text:p text:style-name="P12">Обґрунтування вибору мови програмування.</text:p>
      <text:p text:style-name="P14">Була обрана мова програмування С++. Однією з причин стала вже існуючу бібліотека BGL(Boost Graph Library). Також алгоритми, розроблені у цій бібліотеці дещо коштовні, тож потрібна була швидка мова програмування. І оста<text:span text:style-name="T14">точною причиною став існуючий досвід у та знання цієї мови.</text:span></text:p>
      <text:p text:style-name="P12">Розгорнуті приклади, що демонструють працездатність розробки.</text:p>
      <text:p text:style-name="P14">Для бібліотеки були розроблені тести, які автоматично виконуються при її збірці та видають повідомлення про помилку якщо хоч один з тестів не пройшов(успішно).</text:p>
      <text:p text:style-name="P12">Аналіз відповідності реалізації розробленим специфікаціям з ЛР1.</text:p>
      <text:p text:style-name="P14">Бібліотека відповідає наведеним раніше вимогам за наступними виключеннями:</text:p>
      <text:list xml:id="list733754029" text:style-name="L1">
        <text:list-item>
          <text:p text:style-name="P15">Функції алгоритмів стали методами відповідних класів і втратили аргумент об’єкту графу(він все одн<text:span text:style-name="T15">о</text:span> передається у метод неявно у вигляді this).</text:p>
        </text:list-item>
        <text:list-item>
          <text:p text:style-name="P15">Реалізований тільки ненаправлений граф <text:span text:style-name="T15">без ваг</text:span>.</text:p>
        </text:list-item>
        <text:list-item>
          <text:p text:style-name="P15">Змінилися типи функцій з range на vector(range не є інтерфейсом, а концептом тому його не можна вказати як тип функції).</text:p>
        </text:list-item>
        <text:list-item>
          <text:p text:style-name="P15">Несуттєво змінилися деякі назви методів та класів(для покращення читабельності).</text:p>
        </text:list-item>
        <text:list-item>
          <text:p text:style-name="P16">Також була відкинута реалізація на матриці суміжності.</text:p>
        </text:list-item>
      </text:list>
      <text:p text:style-name="P17">Таким чином залишилася реалізація тільки на списку суміжності та усі інтерфейси й споміжні класи для додавання нових реалізацій.</text:p>
      <text:p text:style-name="Heading_20_1"><text:span text:style-name="Основной_20_шрифт_20_абзаца"><text:span text:style-name="T16">Висновки.</text:span></text:span></text:p>
      <text:p text:style-name="P18"><text:span text:style-name="Основной_20_шрифт_20_абзаца"><text:span text:style-name="T1">Була використана система збірки gradle, для більш зручної компіляції на різних системах. Ця система збірки дозволяє прискорити розробку програм та бібліотек за допомогою автоматизації багатьох дій,</text:span></text:span><text:span text:style-name="Основной_20_шрифт_20_абзаца"><text:span text:style-name="T19"> наприклад програма сама себе тестує при збірці, перезбирає тільки файли, які були змінені, тощо. Але є і мінус – треба витратити деякий час на налаштування, але у дійсно великих проєктах це набагато ефективніше ніж ручна збірка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creation-date>2020-09-04T12:06:00Z</meta:creation-date>
    <dc:date>2021-04-13T13:26:53.245849348</dc:date>
    <meta:editing-cycles>230</meta:editing-cycles>
    <meta:editing-duration>PT12H3M29S</meta:editing-duration>
    <meta:document-statistic meta:table-count="0" meta:image-count="0" meta:object-count="1" meta:page-count="2" meta:paragraph-count="33" meta:word-count="323" meta:character-count="2392" meta:non-whitespace-character-count="2104"/>
    <meta:template xlink:type="simple" xlink:actuate="onRequest" xlink:title="" xlink:href="Normal"/>
  </office:meta>
</office:document-meta>
</file>